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list-style-name="L4">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list-style-name="L5">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list-style-name="L6">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list-style-name="L7">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 style:family="text">
      <style:text-properties fo:font-variant="normal" fo:text-transform="none" fo:letter-spacing="normal" fo:font-style="normal"/>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ichael Assadi - Complete Guide To Making Apps 250,000+ Downloads</text:span></text:p>
      <text:p text:style-name="P2"/>
      <text:p text:style-name="P1"/>
      <text:p text:style-name="P10"><text:span text:style-name="T2">Formula in 3 pasi! Pe scurt!</text:span></text:p>
      <text:p text:style-name="P10"><text:span text:style-name="T2"/></text:p>
      <text:p text:style-name="P4">1. Ideea de joc</text:p>
      <text:list xml:id="list2019201692640711544" text:style-name="L4">
        <text:list-item>
          <text:p text:style-name="P5">mai intai studiez cererea apoi creez jocul, nu invers!!!!</text:p>
        </text:list-item>
        <text:list-item>
          <text:p text:style-name="P5">observ trendurile la jocuri si trendurile sociale</text:p>
        </text:list-item>
        <text:list-item>
          <text:p text:style-name="P5">copiez ideile deja bune care au succes si adaug chestii noi sau modific ce nu le place jucatorilor la caele jocuri</text:p>
        </text:list-item>
        <text:list-item>
          <text:p text:style-name="P5">fac studiul de piata (AppStore, Play Store, Steam, etc) si sunt atent la ce reviewu-uri primesc aplicatiile. Cele mai utile sunt cele critice, pentru ca acolo jucatorii spun EXACT ce si-ar fi dorit de la jocul respectiv. Pe baza lor creez jocul!!!</text:p>
        </text:list-item>
      </text:list>
      <text:p text:style-name="P4"/>
      <text:p text:style-name="P4">2. Pun ideea in aplicare</text:p>
      <text:list xml:id="list4544110112572121538" text:style-name="L5">
        <text:list-item>
          <text:p text:style-name="P6">fie il fac singur, fie ma asociez cu altii, fie angajez freelanceri</text:p>
        </text:list-item>
        <text:list-item>
          <text:p text:style-name="P6">folosesc principiul 80/20</text:p>
        </text:list-item>
      </text:list>
      <text:p text:style-name="P4"/>
      <text:p text:style-name="P4">3. Marketing</text:p>
      <text:list xml:id="list5687712964517692036" text:style-name="L6">
        <text:list-item>
          <text:p text:style-name="P7">cel mai impotant aspect!!!</text:p>
        </text:list-item>
        <text:list-item>
          <text:p text:style-name="P7">cea mai folositoare meoda de marketing e SEO/ASO!!!</text:p>
        </text:list-item>
        <text:list-item>
          <text:p text:style-name="P7">80% din vanzari vin pe baza ASO!!!</text:p>
        </text:list-item>
        <text:list-item>
          <text:p text:style-name="P7">mega folositore e tactica Free -&gt; Payed. Mai intai, lansez jocul gratuit, ca sa obtin multe downloaduri si reviewuri bune (2 saptamani – 1 luna), apoi il dau contra cost.</text:p>
        </text:list-item>
      </text:list>
      <text:p text:style-name="P4"/>
      <text:p text:style-name="P11">Aplicatiile</text:p>
      <text:p text:style-name="P11"/>
      <text:list xml:id="list8453371684222083556" text:style-name="L7">
        <text:list-item>
          <text:p text:style-name="P9">observ piata si iau in considerare numai jocurile care sunt in trend si care estimez ca ar costa putin sa le produc. Nu ma uit la jocurile cu super grafica sau foarte complexe decat daca am destul timp la dispozitie si o echipa destul de mare. </text:p>
        </text:list-item>
        <text:list-item>
          <text:p text:style-name="P9">Unele dintre cele mai simle de emulat cu cele din genul "endless tap"</text:p>
        </text:list-item>
        <text:list-item>
          <text:p text:style-name="P9">observ trendurile sociale. Ex: Donald Trump, Kardashian, etc</text:p>
        </text:list-item>
        <text:list-item>
          <text:p text:style-name="P9">vin cu propria idee in care sa am incredere</text:p>
        </text:list-item>
      </text:list>
      <text:p text:style-name="P8"/>
      <text:p text:style-name="P8">Trebuie sa fiu foarte motivat si convins ca voi avea SUCCES!!!! Nu conteaza ce obstacole intalnesc, le depasesc si merg inai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M12S</meta:editing-duration>
    <meta:editing-cycles>32</meta:editing-cycles>
    <meta:generator>OpenOffice/4.1.3$Win32 OpenOffice.org_project/413m1$Build-9783</meta:generator>
    <dc:date>2018-04-13T22:41:13.38</dc:date>
    <meta:document-statistic meta:table-count="0" meta:image-count="0" meta:object-count="0" meta:page-count="1" meta:paragraph-count="21" meta:word-count="282" meta:character-count="1553"/>
    <meta:user-defined meta:name="Info 1"/>
    <meta:user-defined meta:name="Info 2"/>
    <meta:user-defined meta:name="Info 3"/>
    <meta:user-defined meta:name="Info 4"/>
  </office:meta>
</office:document-meta>
</file>